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024cm" svg:height="0.814cm" draw:transform="skewX (0.000174532925199452) rotate (-1.29503430497979) translate (1.99278294470021cm 3.2251659885416cm)" svg:viewBox="0 0 4025 815" svg:d="M366 815c307-38 966-85 2020-100 1052-16 1199 91 1575 86 129 3 73-720-271-771-479-4-950-16-1684-28-734-10-1568 23-1876 32-309 9-1 787 236 781z">
          <text:p/>
        </draw:path>
        <draw:path draw:style-name="gr1" draw:text-style-name="P1" draw:layer="layout" svg:width="4.126cm" svg:height="0.724cm" draw:transform="skewX (0.000174532925199389) rotate (-1.96070288169043) translate (4.4293820035842cm 3.41738801062cm)" svg:viewBox="0 0 4127 725" svg:d="M46 678c339 29 1340 35 2059 45 720 9 1503-26 1933-64 145-13 125-676-159-659-284 19-802 149-1640 158-837 9-1692-81-2098-126-123-17-193 636-95 646z">
          <text:p/>
        </draw:path>
        <draw:path draw:style-name="gr1" draw:text-style-name="P1" draw:layer="layout" svg:width="4.337cm" svg:height="0.923cm" draw:transform="skewX (0.000523598775598282) rotate (-1.38230076757951) translate (4.4720543729756cm 3.0261518994833cm)" svg:viewBox="0 0 4338 924" svg:d="M363 798c234-7 913-123 1878-113 964 10 1578 169 1984 239 107 18 219-684-78-738-460-82-1322-147-2179-173-856-26-1282-12-1847 33-290 23 1 757 242 752z">
          <text:p/>
        </draw:path>
        <draw:path draw:style-name="gr1" draw:text-style-name="P1" draw:layer="layout" svg:width="4.635cm" svg:height="0.79cm" draw:transform="skewX (-0.00087266462599719) rotate (-1.86924762888593) translate (2.01194415007329cm 3.55757347327859cm)" svg:viewBox="0 0 4636 791" svg:d="M68 711c337 30 1418 86 2079 80 660-6 2024-108 2420-129 130-2 83-690-201-661-283 28-1269 207-2108 213-837 11-1711-111-2161-161-121-18-127 650-29 658z">
          <text:p/>
        </draw:path>
        <draw:path draw:style-name="gr1" draw:text-style-name="P1" draw:layer="layout" svg:width="0.902cm" svg:height="0.661cm" draw:transform="skewX (0.00122173047639589) rotate (-2.1556561591382) translate (0.857457318594406cm 7.67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1) rotate (-2.15687788961459) translate (2.12030680989421cm 3.39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3.10662398526099cm 6.84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1) rotate (-2.15687788961459) translate (4.57947347656081cm 3.1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5.19062447873239cm 7.14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4.024cm" svg:height="0.814cm" draw:transform="skewX (0.000174532925199381) rotate (-1.29503430497979) translate (6.72878294470021cm 3.2251659885416cm)" svg:viewBox="0 0 4025 815" svg:d="M366 815c307-38 966-85 2020-100 1052-16 1199 91 1575 86 129 3 73-720-271-771-479-4-950-16-1684-28-734-10-1568 23-1876 32-309 9-1 787 236 781z">
          <text:p/>
        </draw:path>
        <draw:path draw:style-name="gr1" draw:text-style-name="P1" draw:layer="layout" svg:width="4.126cm" svg:height="0.724cm" draw:transform="skewX (0.00017453292519939) rotate (-1.96070288169043) translate (9.1653820035842cm 3.41738801062cm)" svg:viewBox="0 0 4127 725" svg:d="M46 678c339 29 1340 35 2059 45 720 9 1503-26 1933-64 145-13 125-676-159-659-284 19-802 149-1640 158-837 9-1692-81-2098-126-123-17-193 636-95 646z">
          <text:p/>
        </draw:path>
        <draw:path draw:style-name="gr1" draw:text-style-name="P1" draw:layer="layout" svg:width="4.503cm" svg:height="0.811cm" draw:transform="skewX (0.000523598775598269) rotate (-1.38230076757951) translate (9.2210605109449cm 3.0236890608466cm)" svg:viewBox="0 0 4504 812" svg:d="M363 812c234-8 759-78 1877-114 1118-35 1828 80 2204 77 128 2 62-736-298-752-360-17-1275-36-2184-10-907 27-1276 1-1841 46-290 23 1 758 242 753z">
          <text:p/>
        </draw:path>
        <draw:path draw:style-name="gr1" draw:text-style-name="P1" draw:layer="layout" svg:width="4.559cm" svg:height="1.049cm" draw:transform="skewX (-0.000872664625997219) rotate (-1.86924762888593) translate (7.03198618437248cm 3.64475467152759cm)" svg:viewBox="0 0 4560 1050" svg:d="M68 1008c338 30 1437 77 2083 1 646-77 1979-288 2373-365 130-25-117-687-314-642-376 87-1141 315-1958 416-816 102-1705-18-2155-68-121-19-127 650-29 658z">
          <text:p/>
        </draw:path>
        <draw:path draw:style-name="gr1" draw:text-style-name="P1" draw:layer="layout" svg:width="0.902cm" svg:height="0.661cm" draw:transform="skewX (0.00122173047639598) rotate (-2.1556561591382) translate (5.91845731859441cm 7.652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1) rotate (-2.15687788961459) translate (6.85630680989421cm 3.39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7.84262398526101cm 6.84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) rotate (-2.15687788961459) translate (9.31547347656081cm 3.1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10.1056244787324cm 7.136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0:56.581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18"/>
  </office:meta>
</office:document-meta>
</file>